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vertical-align="bottom" fo:min-height="5.5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7.5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cm"/>
      <style:paragraph-properties style:writing-mode="lr-tb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1" fo:font-size="9pt" style:font-size-asian="9pt" style:font-size-complex="9pt"/>
    </style:style>
    <style:style style:name="P4" style:family="paragraph">
      <style:text-properties fo:font-size="9pt" fo:font-weight="normal" style:font-size-asian="9pt" style:font-weight-asian="normal" style:font-size-complex="9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6" style:family="paragraph">
      <style:text-properties style:font-name="Liberation Sans1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T1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b7b3ca" loext:opacity="100%" style:font-name="Liberation Sans1" fo:font-size="9pt" style:font-size-asian="9pt" style:font-size-complex="9pt"/>
    </style:style>
    <style:style style:name="T4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0% 100%" style:font-name="Liberation Sans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4.486cm" svg:height="5.767cm" svg:x="16cm" svg:y="21cm">
          <draw:text-box>
            <text:p text:style-name="P1"><text:span text:style-name="T1">Special Thanks</text:span></text:p>
            <text:p text:style-name="P1"><text:span text:style-name="T2">Liam Kinsella</text:span></text:p>
            <text:p text:style-name="P1"><text:span text:style-name="T3"><text:s text:c="2"/></text:span><text:span text:style-name="T3">kinsley.itch.io</text:span></text:p>
            <text:p text:style-name="P1"><text:span text:style-name="T2">Tomtomtom</text:span></text:p>
            <text:p text:style-name="P1"><text:span text:style-name="T3"><text:s text:c="2"/></text:span><text:span text:style-name="T3">totallylegitimate.company</text:span></text:p>
            <text:p text:style-name="P1"><text:span text:style-name="T2">@Metal_Junkie</text:span></text:p>
            <text:p text:style-name="P2"><text:span text:style-name="T3"><text:s text:c="2"/></text:span><text:span text:style-name="T3">geophilia.art</text:span></text:p>
            <text:p text:style-name="P1"><text:span text:style-name="T2">@KrystalCoconut</text:span></text:p>
            <text:p text:style-name="P2"><text:span text:style-name="T3"><text:s text:c="2"/></text:span><text:span text:style-name="T3">krystalpepsi.itch.io</text:span></text:p>
            <text:p text:style-name="P1"><text:span text:style-name="T2">@BrockNR</text:span></text:p>
            <text:p text:style-name="P2"><text:span text:style-name="T3"><text:s text:c="2"/></text:span><text:span text:style-name="T3">geocities.com/kingking9</text:span></text:p>
          </draw:text-box>
        </draw:frame>
        <draw:frame draw:style-name="gr2" draw:text-style-name="P5" draw:layer="layout" svg:width="14.5cm" svg:height="7.754cm" svg:x="1.25cm" svg:y="18.996cm">
          <draw:text-box>
            <text:p text:style-name="P4"><text:span text:style-name="T1"/></text:p>
            <text:p text:style-name="P4"><text:span text:style-name="T1"/></text:p>
            <text:p text:style-name="P4"><text:span text:style-name="T1">Code &amp; Game by @kism_</text:span></text:p>
            <text:p text:style-name="P4"><text:span text:style-name="T4">GPL v2 (Enjoy my Spaghetti!)</text:span></text:p>
            <text:p text:style-name="P4"><text:span text:style-name="T4">Game Maker v2.3.2.560</text:span></text:p>
            <text:p text:style-name="P4"><text:span text:style-name="T1"/></text:p>
            <text:p text:style-name="P4"><text:span text:style-name="T1">Original Art by @magicdawolfy</text:span></text:p>
            <text:p text:style-name="P4"><text:span text:style-name="T4">Creative Commons: Attribution-NonCommercial-ShareAlike </text:span></text:p>
            <text:p text:style-name="P4"><text:span text:style-name="T5"/></text:p>
            <text:p text:style-name="P4"><text:span text:style-name="T1">Stolen SFX &amp; Art</text:span></text:p>
            <text:p text:style-name="P4"><text:span text:style-name="T4">Rareware: Donkey Kong Country 2, Donkey Kong Country 3, Donkey Kong 64</text:span></text:p>
            <text:p text:style-name="P4"><text:span text:style-name="T4">Sega: Jet Set Radio</text:span></text:p>
            <text:p text:style-name="P4"><text:span text:style-name="T4"/></text:p>
            <text:p text:style-name="P4"><text:span text:style-name="T1">Fonts</text:span></text:p>
            <text:p text:style-name="P4"><text:span text:style-name="T4">pixelsagas.com: Jumpman, Steve Matteson: Liberation Sans, Quote-Unquote Apps: Courier Prime</text:span></text:p>
            <text:p text:style-name="P4"><text:span text:style-name="T4"/></text:p>
            <text:p text:style-name="P4"><text:span text:style-name="T6">Other Art</text:span></text:p>
            <text:p text:style-name="P4"><text:span text:style-name="T4">vecteezy: 130580 Fruit Fridge Magnet Vector, 109490 Vector Star Shape Set</text:span></text:p>
          </draw:text-box>
        </draw:frame>
        <draw:frame draw:style-name="gr3" draw:text-style-name="P7" draw:layer="layout" svg:width="8cm" svg:height="7.361cm" svg:x="2.25cm" svg:y="10.75cm">
          <draw:text-box>
            <text:p text:style-name="P6"><text:span text:style-name="T7">Donkey kong teaches </text:span><text:span text:style-name="T7">concent is a game where I </text:span><text:span text:style-name="T7">decided not to fuck up this </text:span><text:span text:style-name="T7">time</text:span></text:p>
            <text:p text:style-name="P6"><text:span text:style-name="T7"/></text:p>
            <text:p text:style-name="P6"><text:span text:style-name="T7">Intention:</text:span></text:p>
            <text:p text:style-name="P6"><text:span text:style-name="T7"/></text:p>
            <text:p text:style-name="P6"><text:span text:style-name="T7">Play with the Donkey </text:span><text:span text:style-name="T7">Kongas</text:span></text:p>
            <text:p text:style-name="P6"><text:span text:style-name="T7"/></text:p>
            <text:p text:style-name="P6"><text:span text:style-name="T8">Other Options</text:span></text:p>
            <text:p text:style-name="P6"><text:span text:style-name="T7">Taiko Drums</text:span></text:p>
            <text:p text:style-name="P6"><text:span text:style-name="T7">Rock Band / Guitar Hero </text:span><text:span text:style-name="T7">Drums</text:span></text:p>
            <text:p text:style-name="P6"><text:span text:style-name="T7">DDR mat?</text:span></text:p>
            <text:p text:style-name="P6"><text:span text:style-name="T7"/></text:p>
            <text:p text:style-name="P6"><text:span text:style-name="T7">Playing With Keyboard</text:span></text:p>
            <text:p text:style-name="P6"><text:span text:style-name="T7">&lt;write a vjoy guide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6d" draw:end-color="#fff5c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21:57:57.786779145</meta:creation-date>
    <dc:date>2021-05-24T22:12:58.696362637</dc:date>
    <meta:editing-duration>PT1H5M1S</meta:editing-duration>
    <meta:editing-cycles>16</meta:editing-cycles>
    <meta:generator>LibreOffice/7.1.3.2$Linux_AARCH64 LibreOffice_project/10$Build-2</meta:generator>
    <meta:document-statistic meta:object-count="3"/>
  </office:meta>
</office:document-meta>
</file>